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ocumentImpl.get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Impl.getFo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Impl.setBody( HTMLElement newBod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HTMLDocument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cumentImpl.createElementNS( String namespaceURI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cumentImpl.setTitle( String newTit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DocumentImpl.getRefer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populateElemen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HTMLDocumentImpl.get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writeln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DocumentImpl.createElementNS( String namespaceURI , String qualifiedName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getElementsByTagNameNS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cumentImpl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getElementById( String elementId ,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DocumentImpl.populateElementType( String tagName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DocumentImpl.getElementById( String elem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DocumentImpl.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Document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HTML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DocumentImpl.getElementsByName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getDocument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DocumentImpl.get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DocumentImpl.getAppl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Impl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Impl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ocumentImpl.getIm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DocumentImpl.getH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MLDocu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cumentImpl.getBod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MLDocumentImpl.writ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DocumentImpl.setCookie( String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DocumentImpl.createElement( String ta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DocumentImpl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